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5e8c" officeooo:paragraph-rsid="00035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GITHUB</text:p>
      <text:p text:style-name="P1"/>
      <text:p text:style-name="P1"/>
      <text:p text:style-name="P1">1ère connexion : </text:p>
      <text:p text:style-name="P1"/>
      <text:p text:style-name="P1"><text:tab/>Créer un nouveau dossier à l’endroit désiré</text:p>
      <text:p text:style-name="P1"><text:tab/>Clique droit, git bash here</text:p>
      <text:p text:style-name="P1"><text:tab/>dans git : « git clone https://github.com/Eulsam/CAP4GARROS »</text:p>
      <text:p text:style-name="P1"><text:tab/>cd CAP4GARROS</text:p>
      <text:p text:style-name="P1"/>
      <text:p text:style-name="P1">Procédure de mise à jour :</text:p>
      <text:p text:style-name="P1"/>
      <text:p text:style-name="P1"><text:tab/>« git pull » //récupère les fichiers sur github</text:p>
      <text:p text:style-name="P1"><text:tab/>« git add . » // ajoute les fichiers nouvellement créer pour qu’ils soient reconnus par git</text:p>
      <text:p text:style-name="P1"><text:tab/>« git commit -m ‘mon message de commit’ » //met à jour le git du pc et prépare à l’envoi</text:p>
      <text:p text:style-name="P1"><text:tab/>« git push » // envoi les modifications sur github</text:p>
      <text:p text:style-name="P1"/>
      <text:p text:style-name="P1">Informations complémentaires :</text:p>
      <text:p text:style-name="P1"><text:tab/></text:p>
      <text:p text:style-name="P1"><text:tab/>« git log » // permet de voir l’historique de git</text:p>
      <text:p text:style-name="P1"><text:tab/>« git remote » //commande principale permettant de définir un chemin (ex : clone https://github.com/Eulsam/CAP4GARROS) , il y a plusieurs options à cette commande, il faut aller voir sur le net pour plus de précision</text:p>
      <text:p text:style-name="P1"><text:tab/>« git status » //permet de vérifier la corrélation entre notre pc et github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0:18:17.946000000</meta:creation-date>
    <dc:date>2017-05-16T10:30:14.056000000</dc:date>
    <meta:editing-duration>PT24S</meta:editing-duration>
    <meta:editing-cycles>1</meta:editing-cycles>
    <meta:document-statistic meta:table-count="0" meta:image-count="0" meta:object-count="0" meta:page-count="1" meta:paragraph-count="17" meta:word-count="152" meta:character-count="862" meta:non-whitespace-character-count="711"/>
    <meta:generator>LibreOffice/5.2.6.2$Windows_x86 LibreOffice_project/a3100ed2409ebf1c212f5048fbe377c281438fdc</meta:generator>
  </office:meta>
</office:document-meta>
</file>